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1">
        <style:list-level-properties text:space-before="1.25in" text:min-label-width="0.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1">
        <style:list-level-properties text:space-before="2.25in" text:min-label-width="0.25in"/>
      </text:list-level-style-number>
      <text:list-level-style-number text:level="6" text:style-name="WW_CharLFO1LVL6" style:num-suffix="." style:num-format="1">
        <style:list-level-properties text:space-before="2.75in" text:min-label-width="0.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1">
        <style:list-level-properties text:space-before="3.75in" text:min-label-width="0.25in"/>
      </text:list-level-style-number>
      <text:list-level-style-number text:level="9" text:style-name="WW_CharLFO1LVL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3LVL2" style:num-suffix="." style:num-format="1">
        <style:list-level-properties text:space-before="0.75in" text:min-label-width="0.25in"/>
      </text:list-level-style-number>
      <text:list-level-style-number text:level="3" text:style-name="WW_CharLFO3LVL3" style:num-suffix="." style:num-format="1">
        <style:list-level-properties text:space-before="1.25in" text:min-label-width="0.2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1">
        <style:list-level-properties text:space-before="2.25in" text:min-label-width="0.25in"/>
      </text:list-level-style-number>
      <text:list-level-style-number text:level="6" text:style-name="WW_CharLFO3LVL6" style:num-suffix="." style:num-format="1">
        <style:list-level-properties text:space-before="2.75in" text:min-label-width="0.25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1">
        <style:list-level-properties text:space-before="3.75in" text:min-label-width="0.25in"/>
      </text:list-level-style-number>
      <text:list-level-style-number text:level="9" text:style-name="WW_CharLFO3LVL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5in" text:min-label-width="0.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1">
        <style:list-level-properties text:space-before="3.5in" text:min-label-width="0.25in"/>
      </text:list-level-style-number>
      <text:list-level-style-number text:level="9" style:num-suffix="." style:num-format="1">
        <style:list-level-properties text:space-before="4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5in" text:min-label-width="0.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1">
        <style:list-level-properties text:space-before="3.5in" text:min-label-width="0.25in"/>
      </text:list-level-style-number>
      <text:list-level-style-number text:level="9" style:num-suffix="." style:num-format="1">
        <style:list-level-properties text:space-before="4in" text:min-label-width="0.25in"/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 fo:margin-bottom="0in" fo:line-height="100%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 style:text-position="super 63.6%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" style:parent-style-name="Normal" style:family="paragraph">
      <style:paragraph-properties fo:text-align="center" fo:margin-bottom="0in" fo:line-height="100%"/>
      <style:text-properties style:font-name-complex="Arial" fo:font-weight="bold" style:font-weight-asian="bold"/>
    </style:style>
    <style:style style:name="TableColumn14" style:family="table-column">
      <style:table-column-properties style:column-width="3.127in"/>
    </style:style>
    <style:style style:name="TableColumn15" style:family="table-column">
      <style:table-column-properties style:column-width="3.2909in"/>
    </style:style>
    <style:style style:name="Table13" style:family="table">
      <style:table-properties style:width="6.418in" fo:margin-left="0in" table:align="left"/>
    </style:style>
    <style:style style:name="TableRow16" style:family="table-row">
      <style:table-row-properties style:row-height="0.1972in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1" style:family="table-row">
      <style:table-row-properties style:row-height="0.1972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row-height="0.1972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 style:row-height="0.1972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row-height="0.1972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row-height="0.1972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row-height="0.1972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row-height="0.1972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row-height="0.1972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62" style:family="table-row">
      <style:table-row-properties style:row-height="0.1972i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TableRow68" style:family="table-row">
      <style:table-row-properties style:row-height="0.1972in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row-height="0.1972in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 style:row-height="0.1972in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 style:row-height="0.1972in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  <style:text-properties fo:font-weight="bold" style:font-weight-asian="bold"/>
    </style:style>
    <style:style style:name="P89" style:parent-style-name="Normal" style:family="paragraph">
      <style:paragraph-properties fo:margin-bottom="0in" fo:line-height="100%"/>
      <style:text-properties fo:font-weight="bold" style:font-weight-asian="bold"/>
    </style:style>
    <style:style style:name="P9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92" style:family="table-column">
      <style:table-column-properties style:column-width="0.4493in"/>
    </style:style>
    <style:style style:name="TableColumn93" style:family="table-column">
      <style:table-column-properties style:column-width="2.7756in"/>
    </style:style>
    <style:style style:name="TableColumn94" style:family="table-column">
      <style:table-column-properties style:column-width="1.0777in"/>
    </style:style>
    <style:style style:name="TableColumn95" style:family="table-column">
      <style:table-column-properties style:column-width="0.5395in"/>
    </style:style>
    <style:style style:name="TableColumn96" style:family="table-column">
      <style:table-column-properties style:column-width="1.7298in"/>
    </style:style>
    <style:style style:name="Table91" style:family="table">
      <style:table-properties style:width="6.5722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8" style:family="table-row">
      <style:table-row-properties style:min-row-height="0.1972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 style:min-row-height="0.1972in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 style:min-row-height="0.1972in"/>
    </style:style>
    <style:style style:name="TableCell13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3" style:family="table-row">
      <style:table-row-properties style:min-row-height="0.1972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style-complex="italic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 style:min-row-height="0.1972in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style-complex="italic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 style:min-row-height="0.1972in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style-complex="italic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 style:min-row-height="0.1972in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style-complex="italic"/>
    </style:style>
    <style:style style:name="T172" style:parent-style-name="DefaultParagraphFont" style:family="text">
      <style:text-properties style:font-style-complex="italic"/>
    </style:style>
    <style:style style:name="T173" style:parent-style-name="DefaultParagraphFont" style:family="text">
      <style:text-properties style:font-style-complex="italic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 style:min-row-height="0.1972in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style-complex="italic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break-before="page"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3" style:parent-style-name="Normal" style:family="paragraph">
      <style:paragraph-properties fo:margin-bottom="0in" fo:line-height="100%"/>
      <style:text-properties fo:font-weight="bold" style:font-weight-asian="bold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text-position="super 63.6%"/>
    </style:style>
    <style:style style:name="P196" style:parent-style-name="Normal" style:family="paragraph">
      <style:paragraph-properties fo:margin-bottom="0in" fo:line-height="100%"/>
    </style:style>
    <style:style style:name="P197" style:parent-style-name="ListParagraph" style:list-style-name="LFO18" style:family="paragraph"/>
    <style:style style:name="P198" style:parent-style-name="ListParagraph" style:list-style-name="LFO18" style:family="paragraph"/>
    <style:style style:name="P199" style:parent-style-name="ListParagraph" style:list-style-name="LFO18" style:family="paragraph"/>
    <style:style style:name="T200" style:parent-style-name="DefaultParagraphFont" style:family="text">
      <style:text-properties style:text-position="super 63.6%"/>
    </style:style>
    <style:style style:name="P201" style:parent-style-name="Normal" style:family="paragraph">
      <style:paragraph-properties fo:margin-bottom="0in" fo:line-height="100%"/>
      <style:text-properties fo:font-weight="bold" style:font-weight-asian="bold"/>
    </style:style>
    <style:style style:name="P202" style:parent-style-name="ListParagraph" style:list-style-name="LFO19" style:family="paragraph"/>
    <style:style style:name="P203" style:parent-style-name="ListParagraph" style:list-style-name="LFO19" style:family="paragraph"/>
    <style:style style:name="P204" style:parent-style-name="ListParagraph" style:list-style-name="LFO19" style:family="paragraph"/>
    <style:style style:name="P205" style:parent-style-name="ListParagraph" style:list-style-name="LFO19" style:family="paragraph"/>
    <style:style style:name="P206" style:parent-style-name="ListParagraph" style:list-style-name="LFO19" style:family="paragraph"/>
    <style:style style:name="P207" style:parent-style-name="ListParagraph" style:list-style-name="LFO19" style:family="paragraph"/>
    <style:style style:name="P208" style:parent-style-name="ListParagraph" style:list-style-name="LFO19" style:family="paragraph"/>
    <style:style style:name="P209" style:parent-style-name="ListParagraph" style:list-style-name="LFO19" style:family="paragraph"/>
    <style:style style:name="P210" style:parent-style-name="ListParagraph" style:list-style-name="LFO19" style:family="paragraph"/>
    <style:style style:name="P211" style:parent-style-name="ListParagraph" style:list-style-name="LFO19" style:family="paragraph"/>
    <style:style style:name="P212" style:parent-style-name="ListParagraph" style:list-style-name="LFO19" style:family="paragraph"/>
    <style:style style:name="P213" style:parent-style-name="ListParagraph" style:list-style-name="LFO19" style:family="paragraph"/>
    <style:style style:name="P214" style:parent-style-name="ListParagraph" style:list-style-name="LFO19" style:family="paragraph"/>
    <style:style style:name="P215" style:parent-style-name="ListParagraph" style:list-style-name="LFO19" style:family="paragraph"/>
    <style:style style:name="P216" style:parent-style-name="Normal" style:family="paragraph">
      <style:text-properties fo:font-weight="bold" style:font-weight-asian="bold"/>
    </style:style>
    <style:style style:name="P217" style:parent-style-name="ListParagraph" style:list-style-name="LFO19" style:family="paragraph"/>
    <style:style style:name="P218" style:parent-style-name="ListParagraph" style:list-style-name="LFO19" style:family="paragraph"/>
    <style:style style:name="P219" style:parent-style-name="ListParagraph" style:list-style-name="LFO19" style:family="paragraph"/>
    <style:style style:name="P220" style:parent-style-name="ListParagraph" style:list-style-name="LFO19" style:family="paragraph"/>
    <style:style style:name="P221" style:parent-style-name="ListParagraph" style:list-style-name="LFO19" style:family="paragraph"/>
    <style:style style:name="P222" style:parent-style-name="ListParagraph" style:list-style-name="LFO19" style:family="paragraph"/>
    <style:style style:name="P223" style:parent-style-name="ListParagraph" style:list-style-name="LFO19" style:family="paragraph"/>
    <style:style style:name="P224" style:parent-style-name="ListParagraph" style:list-style-name="LFO19" style:family="paragraph"/>
    <style:style style:name="P225" style:parent-style-name="ListParagraph" style:list-style-name="LFO19" style:family="paragraph"/>
    <style:style style:name="P226" style:parent-style-name="ListParagraph" style:list-style-name="LFO19" style:family="paragraph"/>
    <style:style style:name="P227" style:parent-style-name="ListParagraph" style:list-style-name="LFO19" style:family="paragraph"/>
    <style:style style:name="P228" style:parent-style-name="ListParagraph" style:list-style-name="LFO19" style:family="paragraph"/>
    <style:style style:name="P229" style:parent-style-name="ListParagraph" style:list-style-name="LFO19" style:family="paragraph"/>
    <style:style style:name="T230" style:parent-style-name="DefaultParagraphFont" style:family="text">
      <style:text-properties fo:font-style="italic" style:font-style-asian="italic"/>
    </style:style>
    <style:style style:name="P231" style:parent-style-name="ListParagraph" style:list-style-name="LFO19" style:family="paragraph"/>
    <style:style style:name="P232" style:parent-style-name="ListParagraph" style:list-style-name="LFO19" style:family="paragraph"/>
    <style:style style:name="T233" style:parent-style-name="DefaultParagraphFont" style:family="text">
      <style:text-properties fo:font-style="italic" style:font-style-asian="italic"/>
    </style:style>
    <style:style style:name="P234" style:parent-style-name="Normal" style:family="paragraph">
      <style:paragraph-properties fo:margin-bottom="0in" fo:line-height="100%"/>
    </style:style>
    <style:style style:name="P235" style:parent-style-name="Normal" style:family="paragraph">
      <style:paragraph-properties fo:margin-bottom="0in" fo:line-height="100%"/>
      <style:text-properties fo:font-weight="bold" style:font-weight-asian="bold"/>
    </style:style>
    <style:style style:name="P236" style:parent-style-name="Normal" style:family="paragraph">
      <style:paragraph-properties fo:margin-bottom="0in" fo:line-height="100%"/>
    </style:style>
    <style:style style:name="P237" style:parent-style-name="ListParagraph" style:list-style-name="LFO20" style:family="paragraph"/>
    <style:style style:name="P238" style:parent-style-name="ListParagraph" style:list-style-name="LFO20" style:family="paragraph"/>
    <style:style style:name="P239" style:parent-style-name="ListParagraph" style:list-style-name="LFO20" style:family="paragraph"/>
    <style:style style:name="P240" style:parent-style-name="ListParagraph" style:list-style-name="LFO20" style:family="paragraph"/>
    <style:style style:name="P241" style:parent-style-name="ListParagraph" style:list-style-name="LFO20" style:family="paragraph"/>
    <style:style style:name="P242" style:parent-style-name="ListParagraph" style:list-style-name="LFO20" style:family="paragraph"/>
    <style:style style:name="P243" style:parent-style-name="ListParagraph" style:list-style-name="LFO20" style:family="paragraph"/>
    <style:style style:name="P244" style:parent-style-name="ListParagraph" style:list-style-name="LFO20" style:family="paragraph"/>
    <style:style style:name="P245" style:parent-style-name="ListParagraph" style:list-style-name="LFO20" style:family="paragraph"/>
    <style:style style:name="P246" style:parent-style-name="ListParagraph" style:list-style-name="LFO20" style:family="paragraph"/>
    <style:style style:name="P247" style:parent-style-name="ListParagraph" style:list-style-name="LFO21" style:family="paragraph"/>
    <style:style style:name="P248" style:parent-style-name="ListParagraph" style:list-style-name="LFO21" style:family="paragraph"/>
    <style:style style:name="P249" style:parent-style-name="Normal" style:family="paragraph">
      <style:paragraph-properties fo:margin-bottom="0in" fo:line-height="100%"/>
      <style:text-properties fo:font-weight="bold" style:font-weight-asian="bold"/>
    </style:style>
    <style:style style:name="P250" style:parent-style-name="Normal" style:family="paragraph">
      <style:paragraph-properties fo:margin-bottom="0in" fo:line-height="100%"/>
    </style:style>
    <style:style style:name="P251" style:parent-style-name="ListParagraph" style:list-style-name="LFO21" style:family="paragraph"/>
    <style:style style:name="P252" style:parent-style-name="ListParagraph" style:list-style-name="LFO21" style:family="paragraph"/>
    <style:style style:name="P253" style:parent-style-name="ListParagraph" style:list-style-name="LFO24" style:family="paragraph"/>
    <style:style style:name="P254" style:parent-style-name="ListParagraph" style:list-style-name="LFO24" style:family="paragraph"/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margin-bottom="0in" fo:line-height="100%"/>
      <style:text-properties fo:font-weight="bold" style:font-weight-asian="bold"/>
    </style:style>
    <style:style style:name="P257" style:parent-style-name="Normal" style:family="paragraph">
      <style:paragraph-properties fo:margin-bottom="0in" fo:line-height="100%"/>
      <style:text-properties fo:font-weight="bold" style:font-weight-asian="bold"/>
    </style:style>
    <style:style style:name="P258" style:parent-style-name="Normal" style:list-style-name="LFO26" style:family="paragraph">
      <style:paragraph-properties fo:margin-bottom="0in" fo:line-height="100%"/>
    </style:style>
    <style:style style:name="P259" style:parent-style-name="Normal" style:list-style-name="LFO26" style:family="paragraph">
      <style:paragraph-properties fo:margin-bottom="0in" fo:line-height="100%"/>
    </style:style>
    <style:style style:name="P260" style:parent-style-name="Normal" style:list-style-name="LFO26" style:family="paragraph">
      <style:paragraph-properties fo:margin-bottom="0in" fo:line-height="100%"/>
    </style:style>
    <style:style style:name="P261" style:parent-style-name="Normal" style:list-style-name="LFO26" style:family="paragraph">
      <style:paragraph-properties fo:margin-bottom="0in" fo:line-height="100%"/>
    </style:style>
    <style:style style:name="P262" style:parent-style-name="Normal" style:family="paragraph">
      <style:paragraph-properties fo:margin-bottom="0in" fo:line-height="100%"/>
      <style:text-properties fo:font-weight="bold" style:font-weight-asian="bold"/>
    </style:style>
    <style:style style:name="P263" style:parent-style-name="Normal" style:family="paragraph">
      <style:paragraph-properties fo:margin-bottom="0in" fo:line-height="100%"/>
      <style:text-properties fo:font-weight="bold" style:font-weight-asian="bold"/>
    </style:style>
    <style:style style:name="P264" style:parent-style-name="Normal" style:family="paragraph">
      <style:paragraph-properties fo:margin-bottom="0in" fo:line-height="100%"/>
      <style:text-properties fo:font-weight="bold" style:font-weight-asian="bold"/>
    </style:style>
    <style:style style:name="P265" style:parent-style-name="ListParagraph" style:list-style-name="LFO23" style:family="paragraph"/>
    <style:style style:name="P266" style:parent-style-name="ListParagraph" style:list-style-name="LFO23" style:family="paragraph"/>
    <style:style style:name="P267" style:parent-style-name="ListParagraph" style:list-style-name="LFO23" style:family="paragraph"/>
    <style:style style:name="T268" style:parent-style-name="DefaultParagraphFont" style:family="text">
      <style:text-properties style:text-position="super 63.6%"/>
    </style:style>
    <style:style style:name="P269" style:parent-style-name="Normal" style:family="paragraph">
      <style:paragraph-properties fo:margin-bottom="0in" fo:line-height="100%"/>
      <style:text-properties fo:font-weight="bold" style:font-weight-asian="bold"/>
    </style:style>
    <style:style style:name="P270" style:parent-style-name="Normal" style:family="paragraph">
      <style:paragraph-properties fo:margin-bottom="0in" fo:line-height="100%"/>
      <style:text-properties fo:font-weight="bold" style:font-weight-asian="bold"/>
    </style:style>
    <style:style style:name="P271" style:parent-style-name="ListParagraph" style:list-style-name="LFO25" style:family="paragraph"/>
    <style:style style:name="P272" style:parent-style-name="Normal" style:family="paragraph">
      <style:paragraph-properties fo:margin-bottom="0in" fo:line-height="100%"/>
      <style:text-properties fo:font-weight="bold" style:font-weight-asian="bold"/>
    </style:style>
    <style:style style:name="P273" style:parent-style-name="ListParagraph" style:list-style-name="LFO25" style:family="paragraph"/>
    <style:style style:name="P274" style:parent-style-name="ListParagraph" style:list-style-name="LFO25" style:family="paragraph"/>
  </office:automatic-styles>
  <office:body>
    <office:text text:use-soft-page-breaks="true">
      <text:p text:style-name="P1">Open Data User Group<text:s/></text:p>
      <text:p text:style-name="P4"><text:span text:style-name="T5">2</text:span><text:span text:style-name="T6">6</text:span><text:span text:style-name="T7">th</text:span><text:span text:style-name="T8"><text:s/></text:span><text:span text:style-name="T9">meeting</text:span></text:p>
      <text:p text:style-name="P10">8 July<text:s/>2014,<text:s/>13:30 – 15:30</text:p>
      <text:p text:style-name="P11">Venue:<text:s/>1 Horseguards Road, Room<text:s/>GE23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ODUG<text:s/>Attendees</text:p>
          </table:table-cell>
          <table:table-cell table:style-name="TableCell19">
            <text:p text:style-name="P20">Officials</text:p>
          </table:table-cell>
        </table:table-row>
        <table:table-row table:style-name="TableRow21">
          <table:table-cell table:style-name="TableCell22">
            <text:p text:style-name="P23">Heather Savory (Chair) (HS)<text:s/></text:p>
          </table:table-cell>
          <table:table-cell table:style-name="TableCell24">
            <text:p text:style-name="P25">Sam Roberts (SR)<text:s/></text:p>
          </table:table-cell>
        </table:table-row>
        <table:table-row table:style-name="TableRow26">
          <table:table-cell table:style-name="TableCell27">
            <text:p text:style-name="P28">Bob Barr (BB)<text:s/></text:p>
            <text:p text:style-name="P29">2:30o</text:p>
          </table:table-cell>
          <table:table-cell table:style-name="TableCell30">
            <text:p text:style-name="P31">Robyn Kaplan (RK)</text:p>
          </table:table-cell>
        </table:table-row>
        <table:table-row table:style-name="TableRow32">
          <table:table-cell table:style-name="TableCell33">
            <text:p text:style-name="P34">Alex Kafetz (AK)<text:s/></text:p>
          </table:table-cell>
          <table:table-cell table:style-name="TableCell35">
            <text:p text:style-name="P36">Dee Moore (DM)</text:p>
          </table:table-cell>
        </table:table-row>
        <table:table-row table:style-name="TableRow37">
          <table:table-cell table:style-name="TableCell38">
            <text:p text:style-name="P39">Giuseppe Sollazzo (GSo)<text:s/></text:p>
          </table:table-cell>
          <table:table-cell table:style-name="TableCell40">
            <text:p text:style-name="P41">Emma Doyle (ED)</text:p>
          </table:table-cell>
        </table:table-row>
        <table:table-row table:style-name="TableRow42">
          <table:table-cell table:style-name="TableCell43">
            <text:p text:style-name="P44">Jacqui Taylor (JT)<text:s/></text:p>
          </table:table-cell>
          <table:table-cell table:style-name="TableCell45">
            <text:p text:style-name="P46">Stefaan Verhulst (SV)</text:p>
          </table:table-cell>
        </table:table-row>
        <table:table-row table:style-name="TableRow47">
          <table:table-cell table:style-name="TableCell48">
            <text:p text:style-name="P49">Tom Smith<text:s/>(TS)<text:s/></text:p>
          </table:table-cell>
          <table:table-cell table:style-name="TableCell50">
            <text:p text:style-name="P51">Sukhcharn Boora (SB)</text:p>
          </table:table-cell>
        </table:table-row>
        <table:table-row table:style-name="TableRow52">
          <table:table-cell table:style-name="TableCell53">
            <text:p text:style-name="P54">Charlie Boundy (CB)</text:p>
          </table:table-cell>
          <table:table-cell table:style-name="TableCell55">
            <text:p text:style-name="P56">Lawrence Hopper (LH)</text:p>
          </table:table-cell>
        </table:table-row>
        <table:table-row table:style-name="TableRow57">
          <table:table-cell table:style-name="TableCell58">
            <text:p text:style-name="P59">Gesche Schmid (GSc)<text:s/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Paul Malyon (PM)<text:s/></text:p>
          </table:table-cell>
          <table:table-cell table:style-name="TableCell65">
            <text:p text:style-name="P66"><text:span text:style-name="T67">Apologies</text:span></text:p>
          </table:table-cell>
        </table:table-row>
        <table:table-row table:style-name="TableRow68">
          <table:table-cell table:style-name="TableCell69">
            <text:p text:style-name="P70">Harvey Lewis (HL)<text:s/></text:p>
          </table:table-cell>
          <table:table-cell table:style-name="TableCell71">
            <text:p text:style-name="P72">Dominique Lazanski (DL)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Duncan Ross (DR)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Paul Fenton (PF)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Jeni Tennison (JTe)</text:p>
          </table:table-cell>
        </table:table-row>
      </table:table>
      <text:p text:style-name="P88"/>
      <text:p text:style-name="P89"/>
      <text:p text:style-name="P90">Agenda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Item</text:p>
          </table:table-cell>
          <table:table-cell table:style-name="TableCell100">
            <text:p text:style-name="P101">Description</text:p>
          </table:table-cell>
          <table:table-cell table:style-name="TableCell102">
            <text:p text:style-name="P103">Time</text:p>
          </table:table-cell>
          <table:table-cell table:style-name="TableCell104">
            <text:p text:style-name="P105">Lead</text:p>
          </table:table-cell>
          <table:table-cell table:style-name="TableCell106">
            <text:p text:style-name="P107">Papers</text:p>
          </table:table-cell>
        </table:table-row>
        <table:table-row table:style-name="TableRow108">
          <table:table-cell table:style-name="TableCell109">
            <text:p text:style-name="P110">1</text:p>
          </table:table-cell>
          <table:table-cell table:style-name="TableCell111">
            <text:p text:style-name="P112">Chair’s<text:s/>welcome<text:s/>and<text:s/>update</text:p>
          </table:table-cell>
          <table:table-cell table:style-name="TableCell113">
            <text:p text:style-name="P114">13:30<text:s/>–<text:s/>13:40</text:p>
          </table:table-cell>
          <table:table-cell table:style-name="TableCell115">
            <text:p text:style-name="P116">HS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Health Data</text:p>
          </table:table-cell>
          <table:table-cell table:style-name="TableCell124">
            <text:p text:style-name="P125">13:40 – 14:20</text:p>
          </table:table-cell>
          <table:table-cell table:style-name="TableCell126">
            <text:p text:style-name="P127">ED</text:p>
          </table:table-cell>
          <table:table-cell table:style-name="TableCell128">
            <text:p text:style-name="P129">Presentation<text:s/></text:p>
          </table:table-cell>
        </table:table-row>
        <table:table-row table:style-name="TableRow130">
          <table:table-cell table:style-name="TableCell131" table:number-columns-spanned="5">
            <text:p text:style-name="P132">Break <text:s/>14:20<text:s/>– 14:35</text:p>
          </table:table-cell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>3</text:p>
          </table:table-cell>
          <table:table-cell table:style-name="TableCell136">
            <text:p text:style-name="P137">RM Update</text:p>
          </table:table-cell>
          <table:table-cell table:style-name="TableCell138">
            <text:p text:style-name="P139">14:35 – 14:45</text:p>
          </table:table-cell>
          <table:table-cell table:style-name="TableCell140">
            <text:p text:style-name="P141">SB</text:p>
          </table:table-cell>
          <table:table-cell table:style-name="TableCell142">
            <text:p text:style-name="P143">RM Update Paper</text:p>
          </table:table-cell>
        </table:table-row>
        <table:table-row table:style-name="TableRow144">
          <table:table-cell table:style-name="TableCell145">
            <text:p text:style-name="P146">4</text:p>
          </table:table-cell>
          <table:table-cell table:style-name="TableCell147">
            <text:p text:style-name="P148">Data Requests/Benefits Cases</text:p>
          </table:table-cell>
          <table:table-cell table:style-name="TableCell149">
            <text:p text:style-name="P150">14:45<text:s/>– 14:55</text:p>
          </table:table-cell>
          <table:table-cell table:style-name="TableCell151">
            <text:p text:style-name="P152">JT</text:p>
          </table:table-cell>
          <table:table-cell table:style-name="TableCell153">
            <text:p text:style-name="P154">ODUG Benefits cases</text:p>
          </table:table-cell>
        </table:table-row>
        <table:table-row table:style-name="TableRow155">
          <table:table-cell table:style-name="TableCell156">
            <text:p text:style-name="P157">5</text:p>
          </table:table-cell>
          <table:table-cell table:style-name="TableCell158">
            <text:p text:style-name="P159">Release of Data Fund Process for ODUG</text:p>
          </table:table-cell>
          <table:table-cell table:style-name="TableCell160">
            <text:p text:style-name="P161">14:55 – 15:05</text:p>
          </table:table-cell>
          <table:table-cell table:style-name="TableCell162">
            <text:p text:style-name="P163">SR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6</text:p>
          </table:table-cell>
          <table:table-cell table:style-name="TableCell169">
            <text:p text:style-name="P170"><text:span text:style-name="T171">Review of<text:s/></text:span><text:span text:style-name="T172">NII<text:s/></text:span><text:span text:style-name="T173">Analysis</text:span></text:p>
          </table:table-cell>
          <table:table-cell table:style-name="TableCell174">
            <text:p text:style-name="P175">15:05 – 15:20</text:p>
          </table:table-cell>
          <table:table-cell table:style-name="TableCell176">
            <text:p text:style-name="P177">ODUG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7</text:p>
          </table:table-cell>
          <table:table-cell table:style-name="TableCell183">
            <text:p text:style-name="P184">AOB</text:p>
          </table:table-cell>
          <table:table-cell table:style-name="TableCell185">
            <text:p text:style-name="P186">15:20<text:s/>– 15:30</text:p>
          </table:table-cell>
          <table:table-cell table:style-name="TableCell187">
            <text:p text:style-name="P188">HS</text:p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P193">Chair welcome and update</text:p>
      <text:p text:style-name="P194">The Chair<text:s/>welcomed ODUG members and guests to the 26<text:span text:style-name="T195">th</text:span><text:s/>meeting and final one of the current cohort.</text:p>
      <text:p text:style-name="P196"/>
      <text:list text:style-name="LFO18" text:continue-numbering="true">
        <text:list-item>
          <text:p text:style-name="P197">The<text:s/>Chair has, over the past<text:s/>4 weeks, met<text:s/>with Ed Parkes<text:s/>of Nesta regarding Open Data Challenges;<text:s/><text:s/>Claudia Arney<text:s/>of the Public Data Group to discuss the<text:s/>PDG Data Offer and Antonio Acuna<text:s/>regarding data.gov.uk – these meetings have been very positive and ODUG will be sighted to a greater extent on each of these work strands.</text:p>
        </text:list-item>
        <text:list-item>
          <text:p text:style-name="P198">The Chair has also spoken with David Willetts<text:s/>MP<text:s/>regarding OS data.<text:s/></text:p>
        </text:list-item>
        <text:list-item>
          <text:p text:style-name="P199">The Local Government Incentive Scheme has been successfully launched<text:s/>-<text:s/>many local authorities have<text:s/>already<text:s/>shown<text:s/>a strong<text:s/>interest (approx 27). <text:s/>The next launch event will be during week comm. <text:s/>14<text:span text:style-name="T200">th</text:span><text:s/>July in<text:s/>Leeds.<text:s/></text:p>
        </text:list-item>
      </text:list>
      <text:p text:style-name="ListParagraph"/>
      <text:p text:style-name="P201">Health Data – Emma Doyle</text:p>
      <text:p text:style-name="Normal">Emma Doyle of the NHS presented to the group on their open data and data plans going forward:</text:p>
      <text:p text:style-name="Normal">Slide pack – Public Health England, HSCIC, DH and other ALBs are also in the picture.<text:s/></text:p>
      <text:list text:style-name="LFO19" text:continue-numbering="true">
        <text:list-item>
          <text:p text:style-name="P202">The NHS are<text:s/>planning to release<text:s/>consultant level data<text:s/>for the first time.<text:s/></text:p>
        </text:list-item>
        <text:list-item>
          <text:p text:style-name="P203">Data currently held is split across 13 specialties.<text:s/></text:p>
        </text:list-item>
        <text:list-item>
          <text:p text:style-name="P204">This year<text:s/>all NHS data will be<text:s/>published to NHS choices and<text:s/>will<text:s/>be accessible<text:s/>from there.<text:s/>The<text:s/>Information<text:s/>Commissioner’s<text:s/>Office<text:s/>has<text:s/>requested data is released at a<text:s/>specific level of<text:s/>granularity.</text:p>
        </text:list-item>
        <text:list-item>
          <text:p text:style-name="P205">Data around ‘never events’ will be published - a<text:s/>‘never event’ is something that should never happen<text:s/>such as incorrectly delivered surgery.<text:s/></text:p>
        </text:list-item>
        <text:list-item>
          <text:p text:style-name="P206">Work is being done to ensure that data released<text:s/>is presented in a way that makes sense to individuals<text:s/>as<text:s/>historically the public has<text:s/>struggled<text:s/>to understand health data.<text:s/></text:p>
        </text:list-item>
        <text:list-item>
          <text:p text:style-name="P207">Spending data has not yet been released – this<text:s/>is partly due to there only recently being<text:s/>the<text:s/>means to pay<text:s/>contracts.</text:p>
        </text:list-item>
        <text:list-item>
          <text:p text:style-name="P208">There is also an issue as<text:s/>huge swathes of data look like they relate to individual patients – these cannot be released as they are sensitive personal data.<text:s/></text:p>
        </text:list-item>
        <text:list-item>
          <text:p text:style-name="P209">Spending data relating to the National Health Centre<text:s/>is set to<text:s/>be published in the first instance as it is safe to be in the public domain.<text:s/></text:p>
        </text:list-item>
        <text:list-item>
          <text:p text:style-name="P210">There are<text:s/>currently<text:s/>issues around access to reference data<text:s/>due to it being held<text:s/>in a separate system.</text:p>
        </text:list-item>
        <text:list-item>
          <text:p text:style-name="P211">GP Location lists have been a recurring theme to data requests – as there are several different versions of the GP location list held by different bodies. There needs to be work done on which<text:s/>list<text:s/>is the most relevant<text:s/>and which can be consolidated in<text:s/>to one definitive list.<text:s/>ODUG recognise the NHSPD list to be the most accurate however,<text:s/>there are privacy questions around the dataset.</text:p>
        </text:list-item>
        <text:list-item>
          <text:p text:style-name="P212">Transparency and participation are the keys to a sustainable NHS. However,<text:s/>people who want to participate<text:s/>can<text:s/>struggle with the<text:s/>volume of<text:s/>data, summarising<text:s/>data can mean<text:s/>that caveats are numerous<text:s/>and further complicate the picture.<text:s/></text:p>
        </text:list-item>
        <text:list-item>
          <text:p text:style-name="P213">A program of work to make this data more accessible is being rolled out. A hub has been created on NHS choices in order to give citizens the information to make decisions.<text:s/></text:p>
        </text:list-item>
        <text:list-item>
          <text:p text:style-name="P214">The<text:s/>NHS catalogue will be built in CKAN and fully integrated. <text:s/>This is currently referred to as the<text:s/>Integrated Intelligence Tool<text:s/>- it is due to be renamed before rollout.<text:s/></text:p>
        </text:list-item>
        <text:list-item>
          <text:p text:style-name="P215">The NHS have been working with<text:s/>Govlab at<text:s/>NYU about building<text:s/>an<text:s/>evidence base for<text:s/>the<text:s/>platform.<text:s/></text:p>
        </text:list-item>
      </text:list>
      <text:p text:style-name="ListParagraph"/>
      <text:soft-page-break/>
      <text:p text:style-name="P216">Govlab Health Data</text:p>
      <text:p text:style-name="Normal">Stefaan<text:s/>Verhulst,<text:s/>Chief of<text:s/>Research<text:s/>at Govlab,<text:s/>and<text:s/>Robyn Kaplan<text:s/>-<text:s/>a<text:s/>key member of the team that authored the health data impact<text:s/>report,<text:s/>spoke about their experience with open data.<text:s/></text:p>
      <text:list text:style-name="LFO19" text:continue-numbering="true">
        <text:list-item>
          <text:p text:style-name="P217">SV acknowledged that ODUG is a key component in the government open data strategy.<text:s/>There is a strong advocacy from the White House for<text:s/>an<text:s/>open data user group in the US.</text:p>
        </text:list-item>
        <text:list-item>
          <text:p text:style-name="P218">SV congratulated the<text:s/>NHS for looking ahead<text:s/>and thinking of ambitious ways to use the large amounts<text:s/>of open data<text:s/>available around health.</text:p>
        </text:list-item>
        <text:list-item>
          <text:p text:style-name="P219">SV identified that there is<text:s/>little data available that<text:s/>specifically<text:s/>measures impact and evidence – the NHS is ahead of many other departments<text:s/>in<text:s/>looking at how to release the data and measuring the impact of the data in line with value propositions, the key propositions being better health outcomes<text:s/>and patient<text:s/>satisfaction<text:s/>rates.<text:s/></text:p>
        </text:list-item>
        <text:list-item>
          <text:p text:style-name="P220">There is a big question around how<text:s/>this can be measured; a key task for the NHS and Govlab is<text:s/>to think about measuring the impact of evidence for data being released.<text:s/></text:p>
        </text:list-item>
        <text:list-item>
          <text:p text:style-name="P221">Govlab and the NHS are considering sophisticated<text:s/>ways of using<text:s/>indicators<text:s/>to measure the effectiveness of<text:s/>data being released by the NHS to understand more about the potential and impact of open data.<text:s/></text:p>
        </text:list-item>
        <text:list-item>
          <text:p text:style-name="P222">The NHS/Govlab Strategy<text:s/>Paper is a blueprint of the framework to be implemented.<text:s/></text:p>
        </text:list-item>
        <text:list-item>
          <text:p text:style-name="P223">Currently, impact only gets measured once data is released –<text:s/>the<text:s/>objective is to build an open data culture/learning capacity<text:s/>beforehand.<text:s/></text:p>
        </text:list-item>
        <text:list-item>
          <text:p text:style-name="P224">There is a challenge to create innovative ways<text:s/>of<text:s/>building<text:s/>capacity<text:s/>through events such as<text:s/>researchathons.<text:s/></text:p>
        </text:list-item>
        <text:list-item>
          <text:p text:style-name="P225">The NHS<text:s/>is attempting to<text:s/>learn and improve<text:s/>the release of<text:s/>open data in an agile fashion based upon outcomes.</text:p>
        </text:list-item>
        <text:list-item>
          <text:p text:style-name="P226">By<text:s/>sharing evidence, it will be possible<text:s/>to ensure failures are learned from.<text:s/></text:p>
        </text:list-item>
        <text:list-item>
          <text:p text:style-name="P227">Govlab and the NHS are developing<text:s/>an open data health ecology map<text:s/>to interrogate<text:s/>who is using open health data, and for what purpose.</text:p>
        </text:list-item>
        <text:list-item>
          <text:p text:style-name="P228">Govlab’s<text:s/>Open Data 500 is a<text:s/>good exemplar<text:s/>starting point – Joel Guerin covered this in his recent visit to ODUG<text:s/>(see minutes of April ODUG Meeting).<text:s/></text:p>
        </text:list-item>
        <text:list-item>
          <text:p text:style-name="P229">It is recommended that citizens and practitioners are engaged<text:s/>around<text:s/>exactly<text:s/>how<text:s/>indicators<text:s/><text:span text:style-name="T230">should</text:span><text:s/>be measured.<text:s/></text:p>
        </text:list-item>
        <text:list-item>
          <text:p text:style-name="P231">Part of the process is to open up the report for<text:s/>comment.<text:s/></text:p>
        </text:list-item>
        <text:list-item>
          <text:p text:style-name="P232">The<text:s/>framework outlines the importance of<text:s/><text:span text:style-name="T233">context</text:span><text:s/>for<text:s/>open data –the<text:s/>term<text:s/>‘open data’ is general and<text:s/>encapsulates<text:s/>a<text:s/>broad sweep of data.<text:s/></text:p>
        </text:list-item>
      </text:list>
      <text:p text:style-name="P234"/>
      <text:p text:style-name="P235">Health benefits case<text:s/></text:p>
      <text:p text:style-name="P236">GS introduced the Health benefits case for sign-off by the group.</text:p>
      <text:list text:style-name="LFO20" text:continue-numbering="true">
        <text:list-item>
          <text:p text:style-name="P237">GP Practices have been selected<text:s/>as the focus of the benefits case<text:s/>as this is a non-controversial dataset.</text:p>
        </text:list-item>
        <text:list-item>
          <text:p text:style-name="P238">A meeting took<text:s/>place to co-ordinate a definitive<text:s/>data set of GP practices.<text:s/></text:p>
        </text:list-item>
        <text:list-item>
          <text:p text:style-name="P239">ED<text:s/>believes there will be NHS support for this project – in terms of co-operation it is recognised that there is value in this dataset – the<text:s/>challenge<text:s/>is that leaders tend to be involved in politically salient and headline-making actions, which this is not.<text:s/></text:p>
        </text:list-item>
        <text:list-item>
          <text:p text:style-name="P240">The<text:s/>NHS<text:s/>does<text:s/>not own<text:s/>GP Practice<text:s/>lists but can<text:s/>have<text:s/>a co-ordinating role with other organisations.<text:s/></text:p>
        </text:list-item>
        <text:list-item>
          <text:p text:style-name="P241">Using GP data as a test case<text:s/>-<text:s/>it is possible to work out who should have responsibility and under what copyright<text:s/>the<text:s/>data<text:s/>is<text:s/>being<text:s/>held.<text:s/></text:p>
        </text:list-item>
        <text:list-item>
          <text:p text:style-name="P242">This is not<text:s/>closed data<text:s/>as<text:s/>it<text:s/>is already in the public domain – the Care<text:s/>Quality<text:s/>Commission<text:s/>requires<text:s/>GP<text:s/>registration which must be made publicly available.</text:p>
        </text:list-item>
        <text:list-item>
          <text:p text:style-name="P243">Business details are still personal data however, in this instance,<text:s/>it is a matter of public record.</text:p>
        </text:list-item>
        <text:list-item>
          <text:p text:style-name="P244">The<text:s/>Health and<text:s/>Social<text:s/>Care<text:s/>Information<text:s/>Centre<text:s/>stores<text:s/>historical information on GP surgeries – this may become<text:s/>part of the discussion as this area develops.<text:s/></text:p>
        </text:list-item>
        <text:list-item>
          <text:p text:style-name="P245">‘Fit note’ data (used to be called ‘sick notes’) is currently an unpublished data set on DGUK.</text:p>
        </text:list-item>
        <text:list-item>
          <text:p text:style-name="P246">GS reminded the group that he recently blogged on the NHS Benefits Case.</text:p>
        </text:list-item>
      </text:list>
      <text:list text:style-name="LFO21" text:continue-numbering="true">
        <text:list-item>
          <text:p text:style-name="P247">There are<text:s/>huge amounts of the open data is derived from the closed data – they are the jewels in the crown of the NHS as nowhere else in the world<text:s/>can produce data of this nature.</text:p>
        </text:list-item>
        <text:list-item>
          <text:p text:style-name="P248">An element that<text:s/>could<text:s/>be added to<text:s/>the<text:s/>NII<text:s/>is the benefit measuring aspect of open data<text:s/>– if an SLA exists then a proviso<text:s/>could<text:s/>be that outcomes are fed back to measure benefits.<text:s/>Under OGL there is no requirement at all, in a sense we are trapped in a chicken and egg situation –<text:s/>It is not possible to<text:s/>measure an impact before data is released.<text:s/>Incentivising<text:s/>people to use open data<text:s/>is desirable,<text:s/>but there has to be some capacity in which evidence is captured. It requires<text:s/>some thinking around appropriate<text:s/>methodology but it can be done.<text:s/></text:p>
        </text:list-item>
      </text:list>
      <text:p text:style-name="ListParagraph"/>
      <text:p text:style-name="P249">NII</text:p>
      <text:p text:style-name="P250">Charlie Boundy gave an update on the most recent iteration of the NII.<text:s/></text:p>
      <text:list text:style-name="LFO21" text:continue-numbering="true">
        <text:list-item>
          <text:p text:style-name="P251">An issue exists around data<text:s/>that is<text:s/>either<text:s/>unusable as it’s not updated;<text:s/>or it may be aggregated to a level where it cannot be used. Core reference data is the first hurdle. People/places/location are the core reference datasets.<text:s/></text:p>
        </text:list-item>
        <text:list-item>
          <text:p text:style-name="P252">A key issue is the structure of the NII – how do various datasets fit together – what are the building blocks?</text:p>
        </text:list-item>
      </text:list>
      <text:list text:style-name="LFO24" text:continue-numbering="true">
        <text:list-item>
          <text:p text:style-name="P253">No central lockers of control – how senior a minister will have this in their portfolio – who will ensure this happens across government? CO is not a permanent control department – who will be in charge of this piece of work. Cabinet Secretary?<text:s/></text:p>
        </text:list-item>
        <text:list-item>
          <text:p text:style-name="P254">Maintaining momentum of NII – next steps.<text:s/></text:p>
        </text:list-item>
      </text:list>
      <text:p text:style-name="P255"/>
      <text:p text:style-name="P256"/>
      <text:p text:style-name="P257">RM Update</text:p>
      <text:list text:style-name="LFO26" text:continue-numbering="true">
        <text:list-item>
          <text:p text:style-name="P258">ODUG updated on RM responsibilities including lead RM’s covering Departments.</text:p>
        </text:list-item>
        <text:list-item>
          <text:p text:style-name="P259">Once RM departmental split is confirmed ODUG offered to arrange workshops and brief individual RMs on the open data issues in the Departments they were assigned.<text:s/></text:p>
        </text:list-item>
        <text:list-item>
          <text:p text:style-name="P260">PASC response has been drafted and is being sent through Cabinet Committee clearance.<text:s/></text:p>
        </text:list-item>
        <text:list-item>
          <text:p text:style-name="P261">QWMS has been drafted and submitted to the MCO for clearance with a view to it being laid before Parliament enters the Summer Recess.<text:s/></text:p>
        </text:list-item>
      </text:list>
      <text:p text:style-name="P262"/>
      <text:p text:style-name="P263"/>
      <text:p text:style-name="P264">Data Requests</text:p>
      <text:list text:style-name="LFO23" text:continue-numbering="true">
        <text:list-item>
          <text:p text:style-name="P265">A<text:s/>usable extract that has now been uploaded to DGUK as the current roadmap.<text:s/></text:p>
        </text:list-item>
        <text:list-item>
          <text:p text:style-name="P266">JT<text:s/>and<text:s/>The Chair<text:s/>had a productive meeting with<text:s/>data.gov.uk and are<text:s/>looking forward to<text:s/>the<text:s/>new<text:s/>and improved<text:s/>data request mechanism.<text:s/></text:p>
        </text:list-item>
        <text:list-item>
          <text:p text:style-name="P267">JT<text:s/>will have<text:s/>access to<text:s/>the UAT version<text:s/>on<text:s/>Friday 18<text:span text:style-name="T268">th</text:span><text:s/>July.<text:s/></text:p>
        </text:list-item>
      </text:list>
      <text:p text:style-name="P269"/>
      <text:p text:style-name="P270">Refresh</text:p>
      <text:list text:style-name="LFO25" text:continue-numbering="true">
        <text:list-item>
          <text:p text:style-name="P271">The ODUG will be refreshed throughout August – all current members will be required to re-apply and a call for additional applications will be made through all available channels.</text:p>
        </text:list-item>
      </text:list>
      <text:p text:style-name="ListParagraph"/>
      <text:p text:style-name="P272">AOB<text:s/></text:p>
      <text:list text:style-name="LFO25" text:continue-numbering="true">
        <text:list-item>
          <text:p text:style-name="P273">Treasury are responsible for Registry Trust, FCA mutuals data is not being shared – nothing is sent to Companies House – Suzanne<text:s/>Ter-Minassian<text:s/>is involved in this.<text:s/></text:p>
        </text:list-item>
        <text:list-item>
          <text:p text:style-name="P274">ODUG/CO Team to contact<text:s/>relevant person<text:s/>on the personal sharing of HSCIC<text:s/>dat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3LVL1" style:family="text">
      <style:text-properties style:font-name="Symbol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text:style-name="WW_CharLFO1LVL3" style:num-suffix="." style:num-format="1">
        <style:list-level-properties text:space-before="1.25in" text:min-label-width="0.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1">
        <style:list-level-properties text:space-before="2.25in" text:min-label-width="0.25in"/>
      </text:list-level-style-number>
      <text:list-level-style-number text:level="6" text:style-name="WW_CharLFO1LVL6" style:num-suffix="." style:num-format="1">
        <style:list-level-properties text:space-before="2.75in" text:min-label-width="0.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1">
        <style:list-level-properties text:space-before="3.75in" text:min-label-width="0.25in"/>
      </text:list-level-style-number>
      <text:list-level-style-number text:level="9" text:style-name="WW_CharLFO1LVL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3LVL2" style:num-suffix="." style:num-format="1">
        <style:list-level-properties text:space-before="0.75in" text:min-label-width="0.25in"/>
      </text:list-level-style-number>
      <text:list-level-style-number text:level="3" text:style-name="WW_CharLFO3LVL3" style:num-suffix="." style:num-format="1">
        <style:list-level-properties text:space-before="1.25in" text:min-label-width="0.2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1">
        <style:list-level-properties text:space-before="2.25in" text:min-label-width="0.25in"/>
      </text:list-level-style-number>
      <text:list-level-style-number text:level="6" text:style-name="WW_CharLFO3LVL6" style:num-suffix="." style:num-format="1">
        <style:list-level-properties text:space-before="2.75in" text:min-label-width="0.25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1">
        <style:list-level-properties text:space-before="3.75in" text:min-label-width="0.25in"/>
      </text:list-level-style-number>
      <text:list-level-style-number text:level="9" text:style-name="WW_CharLFO3LVL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5in" text:min-label-width="0.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1">
        <style:list-level-properties text:space-before="3.5in" text:min-label-width="0.25in"/>
      </text:list-level-style-number>
      <text:list-level-style-number text:level="9" style:num-suffix="." style:num-format="1">
        <style:list-level-properties text:space-before="4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5in" text:min-label-width="0.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1">
        <style:list-level-properties text:space-before="3.5in" text:min-label-width="0.25in"/>
      </text:list-level-style-number>
      <text:list-level-style-number text:level="9" style:num-suffix="." style:num-format="1">
        <style:list-level-properties text:space-before="4in" text:min-label-width="0.25in"/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subject/>
    <meta:initial-creator>Tord Johnsen</meta:initial-creator>
    <dc:creator>Kam Marshall</dc:creator>
    <meta:creation-date>2014-07-29T15:21:00Z</meta:creation-date>
    <dc:date>2014-07-29T15:22:00Z</dc:date>
    <meta:print-date>2014-01-20T15:19:00Z</meta:print-date>
    <meta:template xlink:href="Normal" xlink:type="simple"/>
    <meta:editing-cycles>2</meta:editing-cycles>
    <meta:editing-duration>PT30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870c45d8-3f06-469f-9a9a-f8159bdfd803</meta:user-defined>
    <meta:document-statistic meta:page-count="4" meta:paragraph-count="20" meta:word-count="1557" meta:character-count="10413" meta:row-count="73" meta:non-whitespace-character-count="8876"/>
  </office:meta>
</office:document-meta>
</file>